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Lucida Sans" svg:font-family="'Lucida Sans'" style:font-family-generic="swiss"/>
    <style:font-face style:name="Lucida Sans1" svg:font-family="'Lucida Sans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1b8e" officeooo:paragraph-rsid="00081b8e"/>
    </style:style>
    <style:style style:name="P2" style:family="paragraph" style:parent-style-name="Standard">
      <style:text-properties fo:font-weight="bold" officeooo:rsid="00081b8e" officeooo:paragraph-rsid="00081b8e" style:font-weight-asian="bold" style:font-weight-complex="bold"/>
    </style:style>
    <style:style style:name="P3" style:family="paragraph" style:parent-style-name="Standard">
      <style:text-properties fo:font-weight="bold" officeooo:rsid="000b653e" officeooo:paragraph-rsid="000b653e" style:font-weight-asian="bold" style:font-weight-complex="bold"/>
    </style:style>
    <style:style style:name="P4" style:family="paragraph" style:parent-style-name="Standard">
      <style:text-properties fo:font-weight="normal" officeooo:rsid="000b653e" officeooo:paragraph-rsid="000b653e" style:font-weight-asian="normal" style:font-weight-complex="normal"/>
    </style:style>
    <style:style style:name="P5" style:family="paragraph" style:parent-style-name="Standard">
      <style:text-properties fo:font-weight="normal" officeooo:rsid="000e5bb5" officeooo:paragraph-rsid="000e5bb5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officeooo:rsid="00081b8e" officeooo:paragraph-rsid="00081b8e"/>
    </style:style>
    <style:style style:name="P7" style:family="paragraph" style:parent-style-name="Standard">
      <style:text-properties style:text-underline-style="solid" style:text-underline-width="auto" style:text-underline-color="font-color" officeooo:rsid="000b653e" officeooo:paragraph-rsid="000b653e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0b653e" officeooo:paragraph-rsid="000b653e" style:font-weight-asian="normal" style:font-weight-complex="normal"/>
    </style:style>
    <style:style style:name="P9" style:family="paragraph" style:parent-style-name="Standard">
      <style:text-properties officeooo:rsid="000ef99f" officeooo:paragraph-rsid="000ef99f"/>
    </style:style>
    <style:style style:name="P10" style:family="paragraph" style:parent-style-name="Standard">
      <style:paragraph-properties fo:text-align="center" style:justify-single-word="false"/>
      <style:text-properties officeooo:rsid="000ef99f" officeooo:paragraph-rsid="000ef99f"/>
    </style:style>
    <style:style style:name="P11" style:family="paragraph" style:parent-style-name="Standard">
      <style:text-properties officeooo:rsid="00100eda" officeooo:paragraph-rsid="00100eda"/>
    </style:style>
    <style:style style:name="P12" style:family="paragraph" style:parent-style-name="Standard">
      <style:text-properties officeooo:rsid="00081b8e" officeooo:paragraph-rsid="00081b8e"/>
    </style:style>
    <style:style style:name="P13" style:family="paragraph" style:parent-style-name="Standard">
      <style:text-properties officeooo:rsid="00081b8e" officeooo:paragraph-rsid="0012ad84"/>
    </style:style>
    <style:style style:name="P14" style:family="paragraph" style:parent-style-name="Standard">
      <style:text-properties officeooo:rsid="00081b8e" officeooo:paragraph-rsid="001133ed"/>
    </style:style>
    <style:style style:name="P15" style:family="paragraph" style:parent-style-name="Standard">
      <style:text-properties fo:font-weight="bold" officeooo:rsid="00081b8e" officeooo:paragraph-rsid="00081b8e" style:font-weight-asian="bold" style:font-weight-complex="bold"/>
    </style:style>
    <style:style style:name="P16" style:family="paragraph" style:parent-style-name="Standard">
      <style:text-properties fo:font-weight="bold" officeooo:rsid="0012ad84" officeooo:paragraph-rsid="0012ad84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2ad84" officeooo:paragraph-rsid="0012ad84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45650" officeooo:paragraph-rsid="00145650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1133ed" officeooo:paragraph-rsid="001133ed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paragraph-rsid="001133ed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officeooo:rsid="00081b8e" officeooo:paragraph-rsid="00081b8e"/>
    </style:style>
    <style:style style:name="P22" style:family="paragraph" style:parent-style-name="Standard">
      <style:text-properties style:text-underline-style="solid" style:text-underline-width="auto" style:text-underline-color="font-color" officeooo:rsid="000b653e" officeooo:paragraph-rsid="000b653e"/>
    </style:style>
    <style:style style:name="P23" style:family="paragraph" style:parent-style-name="Standard">
      <style:text-properties style:text-underline-style="solid" style:text-underline-width="auto" style:text-underline-color="font-color" officeooo:rsid="0012ad84" officeooo:paragraph-rsid="0012ad84"/>
    </style:style>
    <style:style style:name="P24" style:family="paragraph" style:parent-style-name="Standard">
      <style:text-properties style:text-underline-style="solid" style:text-underline-width="auto" style:text-underline-color="font-color" officeooo:rsid="00145650" officeooo:paragraph-rsid="00145650"/>
    </style:style>
    <style:style style:name="P25" style:family="paragraph" style:parent-style-name="Standard">
      <style:text-properties fo:font-weight="normal" officeooo:rsid="00081b8e" officeooo:paragraph-rsid="00081b8e" style:font-weight-asian="normal" style:font-weight-complex="normal"/>
    </style:style>
    <style:style style:name="P26" style:family="paragraph" style:parent-style-name="Standard">
      <style:text-properties officeooo:rsid="00100eda" officeooo:paragraph-rsid="00100eda"/>
    </style:style>
    <style:style style:name="P2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8" style:family="paragraph">
      <style:text-properties style:font-name="F" fo:font-size="12pt" fo:font-weight="bold" style:font-weight-complex="bold"/>
    </style:style>
    <style:style style:name="P29" style:family="paragraph">
      <style:text-properties style:font-name="F" fo:font-size="12pt"/>
    </style:style>
    <style:style style:name="P30" style:family="paragraph">
      <style:text-properties style:font-name="F" fo:font-size="12pt" style:text-underline-style="solid" style:text-underline-width="auto" style:text-underline-color="font-color"/>
    </style:style>
    <style:style style:name="P31" style:family="paragraph">
      <style:text-properties style:font-name="F" fo:font-size="12pt" fo:font-style="italic" fo:font-weight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12a5"/>
    </style:style>
    <style:style style:name="T3" style:family="text">
      <style:text-properties officeooo:rsid="0012ad8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133e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av Bar:</text:p>
      <text:p text:style-name="P9">Website Name (logo)</text:p>
      <text:p text:style-name="Standard"/>
      <text:p text:style-name="P3">Home</text:p>
      <text:p text:style-name="P16"/>
      <text:p text:style-name="P16">Writeups</text:p>
      <text:p text:style-name="P19">Pentest Writeups</text:p>
      <text:p text:style-name="P20"><text:span text:style-name="T6">Malware </text:span><text:span text:style-name="T3">Reports</text:span></text:p>
      <text:p text:style-name="P14"/>
      <text:p text:style-name="P16">Articles</text:p>
      <text:p text:style-name="P23"><office:annotation office:name="__Annotation__435_3457202790" loext:resolved="false"><dc:creator>Unknown Author</dc:creator><dc:date>2021-12-04T16:54:37.459000000</dc:date><text:p text:style-name="P27"><text:span text:style-name="T7">Ethical Hacking</text:span></text:p><text:p text:style-name="P27"><text:span text:style-name="T7">Programming</text:span></text:p><text:p text:style-name="P27"><text:span text:style-name="T7">Writing</text:span></text:p></office:annotation>Best Practices<office:annotation-end office:name="__Annotation__435_3457202790"/></text:p>
      <text:p text:style-name="P24"><office:annotation office:name="__Annotation__442_3457202790" loext:resolved="false"><dc:creator>Unknown Author</dc:creator><dc:date>2021-12-04T16:56:35.332000000</dc:date><text:p text:style-name="P27"><text:span text:style-name="T7">Page logo inspired by the YMCA logo</text:span></text:p><text:p text:style-name="P27"><text:span text:style-name="T7">Why do we do certain things</text:span></text:p><text:p text:style-name="P27"><text:span text:style-name="T7"/></text:p></office:annotation>The Big Why<office:annotation-end office:name="__Annotation__442_3457202790"/></text:p>
      <text:p text:style-name="P24">Advanced Concepts</text:p>
      <text:p text:style-name="P13"/>
      <text:p text:style-name="P16">Blog</text:p>
      <text:p text:style-name="P17"><text:span text:style-name="T4">Book Reports</text:span></text:p>
      <text:p text:style-name="P18"><text:span text:style-name="T4">Program Reviews</text:span></text:p>
      <text:p text:style-name="P17"><text:span text:style-name="T4"/></text:p>
      <text:p text:style-name="P16">Tutorials</text:p>
      <text:p text:style-name="P16"/>
      <text:p text:style-name="P16"><office:annotation office:name="__Annotation__434_3457202790" loext:resolved="false"><dc:creator>Unknown Author</dc:creator><dc:date>2021-12-04T16:51:35.230000000</dc:date><text:p text:style-name="P28"><text:span text:style-name="T7">Gotta go fast! / Gotta jet!</text:span></text:p><text:p text:style-name="P28"><text:span text:style-name="T7">Got a need for speed?</text:span></text:p><text:p text:style-name="P28"><text:span text:style-name="T7">Need for speed!</text:span></text:p><text:p text:style-name="P29"><text:span text:style-name="T7"/></text:p><text:p text:style-name="P29"><text:span text:style-name="T7">Choose your platform!</text:span></text:p><text:p text:style-name="P29"><text:span text:style-name="T7">Choose your player!</text:span></text:p><text:p text:style-name="P29"><text:span text:style-name="T7"/></text:p><text:p text:style-name="P29"><text:span text:style-name="T7">animated:</text:span></text:p><text:p text:style-name="P30"><text:span text:style-name="T7">Bouncing Penguin</text:span></text:p><text:p text:style-name="P30"><text:span text:style-name="T7">Waving Flag</text:span></text:p><text:p text:style-name="P30"><text:span text:style-name="T7">Rotting Apple</text:span></text:p><text:p text:style-name="P30"><text:span text:style-name="T7">Miscellanious programs</text:span></text:p><text:p text:style-name="P29"><text:span text:style-name="T7"/></text:p><text:p text:style-name="P31"><text:span text:style-name="T7">Sections for keybinds and efficiency</text:span></text:p></office:annotation>Platform Ergonomics<office:annotation-end office:name="__Annotation__434_3457202790"/></text:p>
      <text:p text:style-name="P16"/>
      <text:p text:style-name="P3">External</text:p>
      <text:p text:style-name="P8">Educational Resources</text:p>
      <text:p text:style-name="P7">Practice Tools</text:p>
      <text:p text:style-name="P24">Affiliate</text:p>
      <text:p text:style-name="P1"><text:line-break/><text:span text:style-name="T1">About</text:span></text:p>
      <text:p text:style-name="P25"/>
      <text:p text:style-name="P3">Contact</text:p>
      <text:p text:style-name="P4"/>
      <text:p text:style-name="P4"/>
      <text:p text:style-name="P4"/>
      <text:p text:style-name="P4"/>
      <text:p text:style-name="P4"/>
      <text:p text:style-name="P4"/>
      <text:p text:style-name="P5">Primary Subfiles:</text:p>
      <text:p text:style-name="P5">index.html</text:p>
      <text:p text:style-name="P5">main.css</text:p>
      <text:p text:style-name="P5">main.js</text:p>
      <text:p text:style-name="P5">nav1.html</text:p>
      <text:p text:style-name="P5">nav2.html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Lucida Sans" svg:font-family="'Lucida Sans'" style:font-family-generic="swiss"/>
    <style:font-face style:name="Lucida Sans1" svg:font-family="'Lucida Sans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7T15:17:12.883000000</meta:creation-date>
    <dc:date>2021-12-05T05:35:19.863000000</dc:date>
    <meta:editing-duration>P1DT18H8M33S</meta:editing-duration>
    <meta:editing-cycles>5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7" meta:word-count="42" meta:character-count="304" meta:non-whitespace-character-count="288"/>
  </office:meta>
</office:document-meta>
</file>